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margin-top="0.0194in" fo:margin-bottom="0.0194in" fo:text-align="center"/>
      <style:text-properties style:font-name="Times New Roman" fo:font-size="20.0pt" fo:color="#ff0000"/>
    </style:style>
    <style:style style:name="P2" style:family="paragraph" style:parent-style-name="Standard">
      <style:paragraph-properties fo:margin-top="0.0194in" fo:margin-bottom="0.0194in"/>
      <style:text-properties style:font-name="Times New Roman" fo:font-size="11.0pt" fo:color="#808080"/>
    </style:style>
    <style:style style:name="P3" style:family="paragraph" style:parent-style-name="Standard">
      <style:paragraph-properties fo:margin-top="0.0194in" fo:margin-bottom="0.0194in"/>
      <style:text-properties style:font-name="Times New Roman" fo:font-size="11.0pt"/>
    </style:style>
    <style:style style:name="P4" style:family="paragraph" style:parent-style-name="Standard">
      <style:paragraph-properties fo:margin-top="0.0194in" fo:margin-bottom="0.0194in"/>
      <style:text-properties style:font-name="Times New Roman" fo:font-size="11.0pt" fo:color="#999999"/>
    </style:style>
    <style:style style:name="P5" style:family="paragraph" style:parent-style-name="Standard">
      <style:text-properties style:font-name="Times New Roman" fo:font-size="11.0pt"/>
    </style:style>
    <style:style style:name="P6" style:family="paragraph" style:parent-style-name="Standard">
      <style:text-properties style:font-name="Times New Roman" fo:font-size="11.0pt" fo:color="#000000"/>
    </style:style>
    <style:style style:name="P7" style:family="paragraph" style:parent-style-name="Standard">
      <style:text-properties style:font-name="Times New Roman" fo:font-size="11.0pt" fo:color="#808080"/>
    </style:style>
    <style:style style:name="P8" style:family="paragraph" style:parent-style-name="Standard">
      <style:paragraph-properties fo:margin-top="0.0194in" fo:margin-bottom="0.0194in" fo:text-align="center"/>
      <style:text-properties style:font-name="Times New Roman" fo:font-size="12.0pt"/>
    </style:style>
    <style:style style:name="P9" style:family="paragraph" style:parent-style-name="Standard">
      <style:paragraph-properties fo:margin-top="0.0194in" fo:margin-bottom="0.0194in"/>
      <style:text-properties style:font-name="Times New Roman" fo:font-size="12.0pt"/>
    </style:style>
    <style:style style:name="T1" style:family="text">
      <style:text-properties fo:font-weight="bold" fo:font-weight-asian="bold" fo:font-weight-complex="bold"/>
    </style:style>
    <style:style style:name="T2" style:family="text">
      <style:text-properties fo:font-weight="bold" fo:font-weight-asian="bold" fo:font-weight-complex="bold" fo:color="#808080"/>
    </style:style>
    <style:style style:name="T3" style:family="text">
      <style:text-properties fo:font-weight="bold" fo:font-weight-asian="bold" fo:font-weight-complex="bold" fo:color="#999999"/>
    </style:style>
    <style:style style:name="T4" style:family="text">
      <style:text-properties fo:font-weight="bold" fo:font-weight-asian="bold" fo:font-weight-complex="bold" fo:color="#000000"/>
    </style:style>
    <style:style style:name="T5" style:family="text">
      <style:text-properties fo:font-style="italic" fo:font-style-asian="italic" fo:font-style-complex="italic"/>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able:table table:name="Table1" table:style-name="Table1">
        <table:table-column table:style-name="TableColumn1"/>
        <table:table-row>
          <table:table-cell table:style-name="TableCell1">
            <text:p text:style-name="P1"><text:span text:style-name="T1">PHYSICS 9HB</text:span></text:p>
            <text:p text:style-name="P1"><text:span text:style-name="T1">Honors Physics</text:span></text:p>
            <text:p text:style-name="P1"><text:span text:style-name="T1">Classical Waves to Quantum Mechanics</text:span></text:p>
          </table:table-cell>
        </table:table-row>
      </table:table>
      <text:p text:style-name="P2"/>
      <text:p text:style-name="P3"><text:span text:style-name="T2">QUARTER:</text:span><text:s text:c="2"/><text:span text:style-name="T1">Spring 2015</text:span><text:line-break/><text:line-break/><text:span text:style-name="T2">LECTURES:</text:span><text:s text:c="2"/><text:span text:style-name="T1">Tue, Thu 10:30 am to 11:50 am PHYSICS 148</text:span><text:line-break/><text:span text:style-name="T3">LAB</text:span><text:span text:style-name="T1">:</text:span><text:s/><text:tab/><text:span text:style-name="T1">Sec. 1 – Tue, Thu 12:10 pm to 2:00 pm ROESSLER 166<text:line-break/><text:s text:c="9"/><text:tab/>Sec. 2 - <text:s/>Tue, Thu 2:10 pm to 4:00 pm ROESSLER 166</text:span></text:p>
      <text:p text:style-name="P2"/>
      <text:p text:style-name="P3"><text:span text:style-name="T2">INSTRUCTOR:</text:span><text:span text:style-name="T1"><text:s/>Michael Mulhearn, 317 Physics, mulhearn@physics.ucdavis.edu </text:span></text:p>
      <text:p text:style-name="P2"><text:span text:style-name="T1">OFFICE HOURS:</text:span></text:p>
      <text:p text:style-name="P3"><text:span text:style-name="T1">Mondays 2:00-4:00 PM, Roessler 152 (Mulhearn)</text:span></text:p>
      <text:p text:style-name="P3"><text:span text:style-name="T1">Tuesdays 4:00-5:00 PM, Physics 317 (Mulhearn)</text:span></text:p>
      <text:p text:style-name="P3"><text:span text:style-name="T1">Wednesdays 10:30 AM - 12:30 PM (Chessey)</text:span></text:p>
      <text:p text:style-name="P2"/>
      <text:p text:style-name="P3"><text:span text:style-name="T2">GRADER:</text:span><text:span text:style-name="T4"><text:s/>Mary Chessey </text:span><text:span text:style-name="T1">(mkchessey@ucdavis.edu)</text:span></text:p>
      <text:p text:style-name="P2"><text:span text:style-name="T1">TEACHING ASSISTANT:</text:span><text:span text:style-name="T4"><text:s text:c="2"/>Christina Gao</text:span></text:p>
      <text:p text:style-name="P3"><text:span text:style-name="T2">TEXT:</text:span><text:span text:style-name="T1"><text:s text:c="2"/></text:span><text:span text:style-name="T5">Six Ideas That Shaped Physics,</text:span><text:s/>Unit Q, Thomas A. Moore</text:p>
      <text:p text:style-name="P3"><text:span text:style-name="T5"><text:s text:c="14"/>(Additional supplements will be posted to the smartsite)</text:span></text:p>
      <text:p text:style-name="P4"/>
      <text:p text:style-name="P4"><text:span text:style-name="T1">TOPICS TO BE COVERED:</text:span></text:p>
      <text:p text:style-name="P5">The core material for this course will be chapters Q1-Q11 (inclusive) from Moore. <text:s/>We will expand on these topics with additional lectures and material on the following topics:</text:p>
      <text:p text:style-name="P5">Waves in 1-D, Complex Numbers, Diffraction and Interference, Fourier Series, and the Experimental Basis for Quantum Mechanics (I can’t promise we will actually manage to cover all of this additional material.)</text:p>
      <text:p text:style-name="P3"/>
      <text:p text:style-name="P4"><text:span text:style-name="T1">READING QUIZZES:</text:span></text:p>
      <text:p text:style-name="P6">This course is designed to be interactive. To get the most out of it, you should come to class having read the chapter listed in this syllabus under Reading when possible. <text:s/>However, the content for the course this year is evolving as we go forward, so reading quizzes (as last quarter) are not logistically possible. <text:s/>Reading the Moore text ahead of time, however, will make you better prepared to participate in class, improving your performance on the homework and exams.</text:p>
      <text:p text:style-name="P6"/>
      <text:p text:style-name="P4"><text:span text:style-name="T1">HOMEWORK: <text:s/></text:span></text:p>
      <text:p text:style-name="P5">The homework problems are a mixture of problems from Moore and problems written by the instructor. <text:s/>Assignments will be posted to the smart site.</text:p>
      <text:p text:style-name="P5"/>
      <text:p text:style-name="P5">Students are encouraged to discuss the problems with other <text:span text:style-name="T5">current</text:span><text:s/>students in the class, however directly copying solutions is not acceptable. Use of solution sets, either published or copied from previous years, is not acceptable. <text:s/></text:p>
      <text:p text:style-name="P4"/>
      <text:p text:style-name="P5">Basic skills problems (B) are worth 2 points each; Synthetic (S) 4 points, Rich Content (R) 6 points, and Advanced (A) 6 points. <text:s/>All other assigned problems are worth 6 points each. <text:s/>The problem or problems within parenthesis () are optional. <text:s/>They are chosen because they are worthwhile and fun. <text:s/>As an additional incentive, they are treated as bonus points (but your total score for an assignment cannot exceed 100%). <text:s/>A problem inside curly brackets {} should be motivated in lecture.</text:p>
      <text:p text:style-name="P4"/>
      <text:p text:style-name="P5">Each problem will be graded for no credit, half-credit, or full-credit. <text:s/>Generally, you will receive full credit as long as your reasoning is sound, even if you make a minor error. <text:s/>Several minor errors will result in a minor penalty (e.g. -1 point). <text:s/>Late assignments will usually be accepted, but will usually incur a penalty. <text:s/>For full credit, all work must be shown. <text:s/>Explaining (with words) your work is a good habit, and will improve your chances of receiving partial credit. <text:s/>There is no partial credit for bonus problems.</text:p>
      <text:p text:style-name="P5"/>
      <text:p text:style-name="P5">Homework should be neat. <text:s/>You should work problems first on a board or scrap paper, than copy only your best solution. <text:s/>The grader will warn first if your homework is not neat, than start deducting 10%. <text:s/>The grader may also award bonus points for particularly neat assignments. <text:s/>Be proud of your hard won solutions!</text:p>
      <text:p text:style-name="P4"/>
      <text:p text:style-name="P5">Some students find the basic skills problems boring, so I offer the following option: <text:s/>you may opt not to complete the basic skills problems, and your homework score will be based entirely on the harder problems. <text:s/>(Completing the basic skills problems can only improve your grade!)</text:p>
      <text:p text:style-name="P4"/>
      <text:p text:style-name="P4"><text:span text:style-name="T1">MIDTERMS and FINAL: <text:s/></text:span></text:p>
      <text:p text:style-name="P5">This class will have two midterms (using 30 minutes of class-time each) as <text:span text:style-name="T5">tentatively </text:span>listed in the course schedule. <text:s/>These dates are subject to change based on how much material we actually manage to cover in class. <text:s/>The Midterms will be hybrid in-class / take-home exams. <text:s/>You will work a portion of the exam in class, hand it in, and continue to work the rest as a take-home exam. <text:s/></text:p>
      <text:p text:style-name="P5"/>
      <text:p text:style-name="P5">The Final Exam exam will be will be comprehensive and is <text:span text:style-name="T1">scheduled for Jun 9, 2015 at 6:00 pm in PHYSICS 148.</text:span></text:p>
      <text:p text:style-name="P7"/>
      <text:p text:style-name="P2"><text:span text:style-name="T1">GRADING:</text:span><text:span text:style-name="T4"><text:s text:c="2"/></text:span></text:p>
      <text:p text:style-name="P5"/>
      <text:p text:style-name="P5">Your grade will be the best letter score from the following weightings:</text:p>
      <text:p text:style-name="P3"/>
      <text:p text:style-name="P3"><text:span text:style-name="T1">60% Homework, 20% Midterms, 20% Final (Option I)</text:span></text:p>
      <text:p text:style-name="P3"><text:span text:style-name="T1">20% Homework, 40% Midterms, 40% Final (Option II)</text:span></text:p>
      <text:p text:style-name="P3"/>
      <text:p text:style-name="P5">Note that completing the homework regularly<text:span text:style-name="T5"><text:s/>can only improve </text:span>your grade. <text:s/>Using Option II precludes any additional extra credit or mercy in borderline cases. <text:s/>You really should do you homework!</text:p>
      <text:p text:style-name="P3"/>
      <text:p text:style-name="P5">Exam scores may be curved if necessary.</text:p>
      <text:p text:style-name="P5"/>
      <text:p text:style-name="P5">Note that failure to pass the Discussion Section will result in failure for the class. <text:s/></text:p>
      <text:p text:style-name="P5"/>
      <text:p text:style-name="P5"/>
      <text:p text:style-name="P2"><text:span text:style-name="T1">DISCUSSION SECTION:</text:span></text:p>
      <text:p text:style-name="P5">The discussion section of this course is an essential part of this course. <text:s/>A high pass in the lab section can improve your course grade (as can the reading quizzes) in borderline cases.</text:p>
      <text:p text:style-name="P2"/>
      <text:p text:style-name="P2"/>
      <text:p text:style-name="P2"/>
      <text:p text:style-name="P2"><text:span text:style-name="T1">CLASS SCHEDULE:</text:span></text:p>
      <text:p text:style-name="P5"/>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8"><text:span text:style-name="T1">Class</text:span></text:p>
          </table:table-cell>
          <table:table-cell table:style-name="TableCell1">
            <text:p text:style-name="P8"><text:span text:style-name="T1">Week</text:span></text:p>
          </table:table-cell>
          <table:table-cell table:style-name="TableCell1">
            <text:p text:style-name="P9"><text:span text:style-name="T1">Topics</text:span></text:p>
          </table:table-cell>
          <table:table-cell table:style-name="TableCell1">
            <text:p text:style-name="P9">Reading</text:p>
          </table:table-cell>
        </table:table-row>
        <table:table-row>
          <table:table-cell table:style-name="TableCell1">
            <text:p text:style-name="P8"><text:s/>31 Mar</text:p>
          </table:table-cell>
          <table:table-cell table:style-name="TableCell1">
            <text:p text:style-name="P8">1</text:p>
          </table:table-cell>
          <table:table-cell table:style-name="TableCell1">
            <text:p text:style-name="P9">Standing Waves</text:p>
          </table:table-cell>
          <table:table-cell table:style-name="TableCell1">
            <text:p text:style-name="P9">Q1</text:p>
          </table:table-cell>
        </table:table-row>
        <table:table-row>
          <table:table-cell table:style-name="TableCell1">
            <text:p text:style-name="P8">2 Apr</text:p>
          </table:table-cell>
          <table:table-cell table:style-name="TableCell1">
            <text:p text:style-name="P8">1</text:p>
          </table:table-cell>
          <table:table-cell table:style-name="TableCell1">
            <text:p text:style-name="P9">Guest Lecture</text:p>
          </table:table-cell>
          <table:table-cell table:style-name="TableCell1">
            <text:p text:style-name="P9"/>
          </table:table-cell>
        </table:table-row>
        <table:table-row>
          <table:table-cell table:style-name="TableCell1">
            <text:p text:style-name="P8"><text:s/>7 Apr</text:p>
          </table:table-cell>
          <table:table-cell table:style-name="TableCell1">
            <text:p text:style-name="P8">2</text:p>
          </table:table-cell>
          <table:table-cell table:style-name="TableCell1">
            <text:p text:style-name="P9">One Dimensional Waves </text:p>
          </table:table-cell>
          <table:table-cell table:style-name="TableCell1">
            <text:p text:style-name="P9"/>
          </table:table-cell>
        </table:table-row>
        <table:table-row>
          <table:table-cell table:style-name="TableCell1">
            <text:p text:style-name="P8">9 Apr</text:p>
          </table:table-cell>
          <table:table-cell table:style-name="TableCell1">
            <text:p text:style-name="P8">2</text:p>
          </table:table-cell>
          <table:table-cell table:style-name="TableCell1">
            <text:p text:style-name="P9">One Dimension Waves </text:p>
          </table:table-cell>
          <table:table-cell table:style-name="TableCell1">
            <text:p text:style-name="P9"/>
          </table:table-cell>
        </table:table-row>
        <table:table-row>
          <table:table-cell table:style-name="TableCell1">
            <text:p text:style-name="P8">14 Apr</text:p>
          </table:table-cell>
          <table:table-cell table:style-name="TableCell1">
            <text:p text:style-name="P8">3</text:p>
          </table:table-cell>
          <table:table-cell table:style-name="TableCell1">
            <text:p text:style-name="P9">The Wave Nature of Light</text:p>
          </table:table-cell>
          <table:table-cell table:style-name="TableCell1">
            <text:p text:style-name="P9">Q2</text:p>
          </table:table-cell>
        </table:table-row>
        <table:table-row>
          <table:table-cell table:style-name="TableCell1">
            <text:p text:style-name="P8">16 Apr</text:p>
          </table:table-cell>
          <table:table-cell table:style-name="TableCell1">
            <text:p text:style-name="P8">3</text:p>
          </table:table-cell>
          <table:table-cell table:style-name="TableCell1">
            <text:p text:style-name="P9">Interference and Diffraction</text:p>
          </table:table-cell>
          <table:table-cell table:style-name="TableCell1">
            <text:p text:style-name="P9"/>
          </table:table-cell>
        </table:table-row>
        <table:table-row>
          <table:table-cell table:style-name="TableCell1">
            <text:p text:style-name="P8">21 Apr</text:p>
          </table:table-cell>
          <table:table-cell table:style-name="TableCell1">
            <text:p text:style-name="P8">4</text:p>
          </table:table-cell>
          <table:table-cell table:style-name="TableCell1">
            <text:p text:style-name="P9">The Particle Nature of Light</text:p>
          </table:table-cell>
          <table:table-cell table:style-name="TableCell1">
            <text:p text:style-name="P9">Q3</text:p>
          </table:table-cell>
        </table:table-row>
        <table:table-row>
          <table:table-cell table:style-name="TableCell1">
            <text:p text:style-name="P8">23 Apr </text:p>
          </table:table-cell>
          <table:table-cell table:style-name="TableCell1">
            <text:p text:style-name="P8">4</text:p>
          </table:table-cell>
          <table:table-cell table:style-name="TableCell1">
            <text:p text:style-name="P9">The Wave Nature of Matter</text:p>
          </table:table-cell>
          <table:table-cell table:style-name="TableCell1">
            <text:p text:style-name="P3">Q4</text:p>
          </table:table-cell>
        </table:table-row>
        <table:table-row>
          <table:table-cell table:style-name="TableCell1">
            <text:p text:style-name="P8">28 Apr</text:p>
          </table:table-cell>
          <table:table-cell table:style-name="TableCell1">
            <text:p text:style-name="P8">5</text:p>
          </table:table-cell>
          <table:table-cell table:style-name="TableCell1">
            <text:p text:style-name="P9">Complex Numbers, The Quantum Facts of Life</text:p>
          </table:table-cell>
          <table:table-cell table:style-name="TableCell1">
            <text:p text:style-name="P3">Q5</text:p>
          </table:table-cell>
        </table:table-row>
        <table:table-row>
          <table:table-cell table:style-name="TableCell1">
            <text:p text:style-name="P8">30 Apr</text:p>
          </table:table-cell>
          <table:table-cell table:style-name="TableCell1">
            <text:p text:style-name="P8">5</text:p>
          </table:table-cell>
          <table:table-cell table:style-name="TableCell1">
            <text:p text:style-name="P9">Midterm 1 (Weeks 1-4) plus Catch-up</text:p>
          </table:table-cell>
          <table:table-cell table:style-name="TableCell1">
            <text:p text:style-name="P7"/>
          </table:table-cell>
        </table:table-row>
        <table:table-row>
          <table:table-cell table:style-name="TableCell1">
            <text:p text:style-name="P8">5 May</text:p>
          </table:table-cell>
          <table:table-cell table:style-name="TableCell1">
            <text:p text:style-name="P8">6</text:p>
          </table:table-cell>
          <table:table-cell table:style-name="TableCell1">
            <text:p text:style-name="P9">The Wave Function</text:p>
          </table:table-cell>
          <table:table-cell table:style-name="TableCell1">
            <text:p text:style-name="P3">Q6</text:p>
          </table:table-cell>
        </table:table-row>
        <table:table-row>
          <table:table-cell table:style-name="TableCell1">
            <text:p text:style-name="P8">7 May</text:p>
          </table:table-cell>
          <table:table-cell table:style-name="TableCell1">
            <text:p text:style-name="P8">6</text:p>
          </table:table-cell>
          <table:table-cell table:style-name="TableCell1">
            <text:p text:style-name="P9">catch-up</text:p>
          </table:table-cell>
          <table:table-cell table:style-name="TableCell1">
            <text:p text:style-name="P3"/>
          </table:table-cell>
        </table:table-row>
        <table:table-row>
          <table:table-cell table:style-name="TableCell1">
            <text:p text:style-name="P8">12 May</text:p>
          </table:table-cell>
          <table:table-cell table:style-name="TableCell1">
            <text:p text:style-name="P8">7</text:p>
          </table:table-cell>
          <table:table-cell table:style-name="TableCell1">
            <text:p text:style-name="P9">Bound Systems</text:p>
          </table:table-cell>
          <table:table-cell table:style-name="TableCell1">
            <text:p text:style-name="P9">Q7</text:p>
          </table:table-cell>
        </table:table-row>
        <table:table-row>
          <table:table-cell table:style-name="TableCell1">
            <text:p text:style-name="P8">14 May</text:p>
          </table:table-cell>
          <table:table-cell table:style-name="TableCell1">
            <text:p text:style-name="P8">7</text:p>
          </table:table-cell>
          <table:table-cell table:style-name="TableCell1">
            <text:p text:style-name="P9">Spectra</text:p>
          </table:table-cell>
          <table:table-cell table:style-name="TableCell1">
            <text:p text:style-name="P9">Q8</text:p>
          </table:table-cell>
        </table:table-row>
        <table:table-row>
          <table:table-cell table:style-name="TableCell1">
            <text:p text:style-name="P8">19 May</text:p>
          </table:table-cell>
          <table:table-cell table:style-name="TableCell1">
            <text:p text:style-name="P8">8</text:p>
          </table:table-cell>
          <table:table-cell table:style-name="TableCell1">
            <text:p text:style-name="P9">Understanding Atoms</text:p>
          </table:table-cell>
          <table:table-cell table:style-name="TableCell1">
            <text:p text:style-name="P9">Q9 <text:s/></text:p>
          </table:table-cell>
        </table:table-row>
        <table:table-row>
          <table:table-cell table:style-name="TableCell1">
            <text:p text:style-name="P8">21 May</text:p>
          </table:table-cell>
          <table:table-cell table:style-name="TableCell1">
            <text:p text:style-name="P8">8</text:p>
          </table:table-cell>
          <table:table-cell table:style-name="TableCell1">
            <text:p text:style-name="P9">TBA</text:p>
          </table:table-cell>
          <table:table-cell table:style-name="TableCell1">
            <text:p text:style-name="P9"/>
          </table:table-cell>
        </table:table-row>
        <table:table-row>
          <table:table-cell table:style-name="TableCell1">
            <text:p text:style-name="P8">26 May</text:p>
          </table:table-cell>
          <table:table-cell table:style-name="TableCell1">
            <text:p text:style-name="P8">9</text:p>
          </table:table-cell>
          <table:table-cell table:style-name="TableCell1">
            <text:p text:style-name="P9">Midterm 2 (Weeks 5-8) plus Catch-up</text:p>
          </table:table-cell>
          <table:table-cell table:style-name="TableCell1">
            <text:p text:style-name="P5"/>
          </table:table-cell>
        </table:table-row>
        <table:table-row>
          <table:table-cell table:style-name="TableCell1">
            <text:p text:style-name="P8">28 May</text:p>
          </table:table-cell>
          <table:table-cell table:style-name="TableCell1">
            <text:p text:style-name="P8">9</text:p>
          </table:table-cell>
          <table:table-cell table:style-name="TableCell1">
            <text:p text:style-name="P9">The Schrodinger Equation</text:p>
          </table:table-cell>
          <table:table-cell table:style-name="TableCell1">
            <text:p text:style-name="P5">Q10</text:p>
          </table:table-cell>
        </table:table-row>
        <table:table-row>
          <table:table-cell table:style-name="TableCell1">
            <text:p text:style-name="P8">2 Jun</text:p>
          </table:table-cell>
          <table:table-cell table:style-name="TableCell1">
            <text:p text:style-name="P8">10</text:p>
          </table:table-cell>
          <table:table-cell table:style-name="TableCell1">
            <text:p text:style-name="P9">Energy Eigenfunctions</text:p>
          </table:table-cell>
          <table:table-cell table:style-name="TableCell1">
            <text:p text:style-name="P5">Q11</text:p>
          </table:table-cell>
        </table:table-row>
        <table:table-row>
          <table:table-cell table:style-name="TableCell1">
            <text:p text:style-name="P8">4 Jun</text:p>
          </table:table-cell>
          <table:table-cell table:style-name="TableCell1">
            <text:p text:style-name="P8">10</text:p>
          </table:table-cell>
          <table:table-cell table:style-name="TableCell1">
            <text:p text:style-name="P9">Catch Up / Review</text:p>
          </table:table-cell>
          <table:table-cell table:style-name="TableCell1">
            <text:p text:style-name="P7"/>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dc:title>phys200b</dc:title>
    <meta:initial-creator>Daniel Cebra</meta:initial-creator>
  </office:meta>
</office:document-meta>
</file>